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8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" style:font-name-complex="Noto Sans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Transfer count</text:p>
          </table:table-cell>
          <table:table-cell table:style-name="ce1" office:value-type="string" calcext:value-type="string">
            <text:p>Point1</text:p>
          </table:table-cell>
          <table:table-cell table:style-name="ce1" office:value-type="string" calcext:value-type="string">
            <text:p>Point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MaxConnectionTime</text:p>
          </table:table-cell>
          <table:table-cell table:style-name="ce1" office:value-type="string" calcext:value-type="string">
            <text:p>Results count</text:p>
          </table:table-cell>
          <table:table-cell table:style-name="ce1" office:value-type="string" calcext:value-type="string">
            <text:p>Search Time</text:p>
          </table:table-cell>
          <table:table-cell table:style-name="ce1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,00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72" calcext:value-type="float">
            <text:p>0,07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,013</text:p>
          </table:table-cell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,03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,031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178" calcext:value-type="float">
            <text:p>0,178</text:p>
          </table:table-cell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,24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,01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48" calcext:value-type="float">
            <text:p>0,04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114" calcext:value-type="float">
            <text:p>0,11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0.65" calcext:value-type="float">
            <text:p>0,6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,05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61" calcext:value-type="float">
            <text:p>0,61</text:p>
          </table:table-cell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73" calcext:value-type="float">
            <text:p>0,073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.56" calcext:value-type="float">
            <text:p>0,5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481" calcext:value-type="float">
            <text:p>481</text:p>
          </table:table-cell>
          <table:table-cell office:value-type="float" office:value="2.7" calcext:value-type="float">
            <text:p>2,7</text:p>
          </table:table-cell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2000, 72000</text:p>
          </table:table-cell>
          <table:table-cell office:value-type="string" calcext:value-type="string">
            <text:p>186000, 186000</text:p>
          </table:table-cell>
          <table:table-cell office:value-type="string" calcext:value-type="string">
            <text:p>1.4 * 18600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00-00-00</text:date>, <text:time style:data-style-name="N2" text:time-value="03:50:24.178479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7:08:47.079508298</meta:creation-date>
    <meta:generator>LibreOffice/24.2.7.2$Linux_X86_64 LibreOffice_project/420$Build-2</meta:generator>
    <dc:date>2025-12-21T04:41:32.734411148</dc:date>
    <meta:editing-duration>PT1H56M32S</meta:editing-duration>
    <meta:editing-cycles>20</meta:editing-cycles>
    <meta:document-statistic meta:table-count="1" meta:cell-count="287" meta:object-count="0"/>
  </office:meta>
</office:document-meta>
</file>